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9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16" style:family="graphic" style:parent-style-name="standard">
      <style:graphic-properties draw:stroke="none" svg:stroke-color="#000000" draw:fill="none" draw:fill-color="#ffffff" fo:min-height="0.751cm"/>
    </style:style>
    <style:style style:name="gr1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2.3cm"/>
    </style:style>
    <style:style style:name="gr24" style:family="graphic" style:parent-style-name="objectwithoutfill">
      <style:graphic-properties draw:stroke="soli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solid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2.6cm" svg:y="9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0.4cm" svg:height="0.4cm" svg:x="2.7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0.4cm" svg:height="0.4cm" svg:x="3.5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4cm" svg:height="0.4cm" svg:x="3.1cm" svg:y="9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7.2cm" svg:y="9.2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0.4cm" svg:height="0.4cm" svg:x="7.3cm" svg:y="9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4cm" svg:height="0.4cm" svg:x="8.1cm" svg:y="9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cm" svg:height="0.4cm" svg:x="7.7cm" svg:y="1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63cm" svg:height="0.581cm" svg:x="1.941cm" svg:y="7.6cm">
          <draw:text-box>
            <text:p><text:span text:style-name="T1">NC</text:span></text:p>
          </draw:text-box>
        </draw:frame>
        <draw:frame draw:style-name="gr4" draw:text-style-name="P2" draw:layer="layout" svg:width="1.1cm" svg:height="0.6cm" svg:x="8.4cm" svg:y="9.2cm">
          <draw:text-box>
            <text:p><text:span text:style-name="T1">NC</text:span></text:p>
          </draw:text-box>
        </draw:frame>
        <draw:frame draw:style-name="gr5" draw:text-style-name="P2" draw:layer="layout" svg:width="1.1cm" svg:height="0.581cm" svg:x="3.4cm" svg:y="7.9cm">
          <draw:text-box>
            <text:p><text:span text:style-name="T1">NC</text:span></text:p>
          </draw:text-box>
        </draw:frame>
        <draw:frame draw:style-name="gr6" draw:layer="layout" svg:width="0.662cm" svg:height="0.759cm" svg:x="2.038cm" svg:y="9.1cm">
          <draw:text-box>
            <text:p><text:span text:style-name="T2">4</text:span></text:p>
          </draw:text-box>
        </draw:frame>
        <draw:frame draw:style-name="gr7" draw:layer="layout" svg:width="0.8cm" svg:height="0.824cm" svg:x="3.4cm" svg:y="6.8cm">
          <draw:text-box>
            <text:p><text:span text:style-name="T3">2</text:span></text:p>
          </draw:text-box>
        </draw:frame>
        <draw:frame draw:style-name="gr8" draw:layer="layout" svg:width="0.777cm" svg:height="0.806cm" svg:x="8.5cm" svg:y="9.994cm">
          <draw:text-box>
            <text:p><text:span text:style-name="T3">5</text:span></text:p>
          </draw:text-box>
        </draw:frame>
        <draw:rect draw:style-name="gr9" draw:text-style-name="P1" draw:layer="layout" svg:width="1.8cm" svg:height="1.9cm" svg:x="3.6cm" svg:y="1.2cm">
          <text:p text:style-name="P1"><text:span text:style-name="T4">RPi 3</text:span></text:p>
          <text:p text:style-name="P1"><text:span text:style-name="T4">WsprryPi</text:span></text:p>
        </draw:rect>
        <draw:rect draw:style-name="gr10" draw:text-style-name="P1" draw:layer="layout" svg:width="2cm" svg:height="1.9cm" svg:x="1.4cm" svg:y="1.2cm">
          <text:p text:style-name="P1"><text:span text:style-name="T4">FCD Pro+</text:span></text:p>
        </draw:rect>
        <draw:frame draw:style-name="gr11" draw:layer="layout" svg:width="1.076cm" svg:height="0.687cm" svg:x="4cm" svg:y="2.513cm">
          <draw:text-box>
            <text:p><text:span text:style-name="T5">TX</text:span></text:p>
          </draw:text-box>
        </draw:frame>
        <draw:custom-shape draw:style-name="gr12" draw:text-style-name="P1" xml:id="id6" draw:id="id6" draw:layer="layout" svg:width="0.8cm" svg:height="0.612cm" svg:x="4.1cm" svg:y="3.2cm">
          <text:p text:style-name="P1"><text:span text:style-name="T6">R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4" draw:id="id4" draw:layer="layout" svg:width="0.8cm" svg:height="0.612cm" svg:x="2.1cm" svg:y="3.188cm">
          <text:p text:style-name="P1"><text:span text:style-name="T6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9" draw:id="id9" draw:layer="layout" svg:width="0.8cm" svg:height="0.612cm" svg:x="7.489cm" svg:y="11.325cm">
          <text:p text:style-name="P1"><text:span text:style-name="T6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" draw:id="id2" draw:layer="layout" svg:width="0.8cm" svg:height="0.612cm" svg:x="1.7cm" svg:y="11.188cm">
          <text:p text:style-name="P1"><text:span text:style-name="T6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.5cm" svg:height="2cm" svg:x="7.1cm" svg:y="10.837cm">
          <text:p/>
          <draw:enhanced-geometry svg:viewBox="0 0 21600 21600" draw:mirror-vertical="true" draw:type="block-arc" draw:modifiers="-177.438904478568 9730.438852104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4" draw:layer="layout" svg:width="3.389cm" svg:height="0.725cm" svg:x="6.4cm" svg:y="12.937cm">
          <draw:text-box>
            <text:p><text:span text:style-name="T6">160/80 LOOPS</text:span></text:p>
          </draw:text-box>
        </draw:frame>
        <draw:custom-shape draw:style-name="gr1" draw:text-style-name="P1" draw:layer="layout" svg:width="1.4cm" svg:height="1.4cm" svg:x="2.204cm" svg:y="6.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0.4cm" svg:height="0.4cm" svg:x="2.304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cm" svg:height="0.4cm" svg:x="3.104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0.4cm" svg:height="0.4cm" svg:x="2.704cm" svg:y="6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0.68cm" svg:height="0.963cm" svg:x="9.509cm" svg:y="12.737cm">
          <draw:text-box>
            <text:p><text:s/></text:p>
          </draw:text-box>
        </draw:frame>
        <draw:frame draw:style-name="gr16" draw:layer="layout" svg:width="1.2cm" svg:height="1.001cm" svg:x="2cm" svg:y="2.4cm">
          <draw:text-box>
            <text:p><text:span text:style-name="T6">RX</text:span></text:p>
          </draw:text-box>
        </draw:frame>
        <draw:line draw:style-name="gr17" draw:text-style-name="P1" draw:layer="layout" svg:x1="1.9cm" svg:y1="13cm" svg:x2="2.1cm" svg:y2="11.9cm">
          <text:p/>
        </draw:line>
        <draw:frame draw:style-name="gr18" draw:layer="layout" svg:width="2.7cm" svg:height="0.725cm" svg:x="0.9cm" svg:y="12.975cm">
          <draw:text-box draw:corner-radius="0.4cm">
            <text:p><text:span text:style-name="T6">80-10 EFD</text:span></text:p>
          </draw:text-box>
        </draw:frame>
        <draw:frame draw:style-name="gr19" draw:text-style-name="P2" draw:layer="layout" svg:width="1cm" svg:height="0.581cm" svg:x="1.9cm" svg:y="9.919cm">
          <draw:text-box>
            <text:p><text:span text:style-name="T1">NC</text:span></text:p>
          </draw:text-box>
        </draw:frame>
        <draw:rect draw:style-name="gr9" draw:text-style-name="P1" draw:layer="layout" svg:width="1.6cm" svg:height="1.9cm" svg:x="5.6cm" svg:y="1.2cm">
          <text:p text:style-name="P1"><text:span text:style-name="T4">IC7100</text:span></text:p>
        </draw:rect>
        <draw:custom-shape draw:style-name="gr12" draw:text-style-name="P1" xml:id="id18" draw:id="id18" draw:layer="layout" svg:width="0.8cm" svg:height="0.612cm" svg:x="6cm" svg:y="3.188cm">
          <text:p text:style-name="P1"><text:span text:style-name="T6">R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1.8cm" svg:height="1.9cm" svg:x="7.4cm" svg:y="1.2cm">
          <text:p text:style-name="P1"><text:span text:style-name="T4">VNA</text:span></text:p>
        </draw:rect>
        <draw:custom-shape draw:style-name="gr1" draw:text-style-name="P1" draw:layer="layout" svg:width="1.4cm" svg:height="1.4cm" svg:x="2.2cm" svg:y="4.6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0.4cm" svg:height="0.4cm" svg:x="2.3cm" svg:y="4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cm" svg:height="0.4cm" svg:x="3.1cm" svg:y="4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4cm" svg:height="0.4cm" svg:x="2.7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cm" svg:height="0.581cm" svg:x="1.5cm" svg:y="4.625cm">
          <draw:text-box>
            <text:p><text:span text:style-name="T1">NC</text:span></text:p>
          </draw:text-box>
        </draw:frame>
        <draw:frame draw:style-name="gr20" draw:layer="layout" svg:width="0.677cm" svg:height="0.806cm" svg:x="1.6cm" svg:y="5.294cm">
          <draw:text-box>
            <text:p><text:span text:style-name="T3">1</text:span></text:p>
          </draw:text-box>
        </draw:frame>
        <draw:custom-shape draw:style-name="gr12" draw:text-style-name="P1" xml:id="id10" draw:id="id10" draw:layer="layout" svg:width="0.8cm" svg:height="0.612cm" svg:x="7.9cm" svg:y="3.188cm">
          <text:p text:style-name="P1"><text:span text:style-name="T6">R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4cm" svg:x="5.3cm" svg:y="6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0" draw:id="id20" draw:layer="layout" svg:width="0.4cm" svg:height="0.4cm" svg:x="5.4cm" svg:y="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0.4cm" svg:height="0.4cm" svg:x="6.2cm" svg:y="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4cm" svg:height="0.4cm" svg:x="5.8cm" svg:y="6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" draw:layer="layout" svg:width="0.942cm" svg:height="0.581cm" svg:x="4.558cm" svg:y="5.819cm">
          <draw:text-box>
            <text:p><text:span text:style-name="T1">NC</text:span></text:p>
          </draw:text-box>
        </draw:frame>
        <draw:frame draw:style-name="gr22" draw:layer="layout" svg:width="0.777cm" svg:height="0.806cm" svg:x="4.7cm" svg:y="6.7cm">
          <draw:text-box>
            <text:p><text:span text:style-name="T3">3</text:span></text:p>
          </draw:text-box>
        </draw:frame>
        <draw:custom-shape draw:style-name="gr12" draw:text-style-name="P1" xml:id="id22" draw:id="id22" draw:layer="layout" svg:width="0.8cm" svg:height="0.612cm" svg:x="4.7cm" svg:y="11.088cm">
          <text:p text:style-name="P1"><text:span text:style-name="T6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layer="layout" svg:width="2.8cm" svg:height="0.725cm" svg:x="3.7cm" svg:y="12.475cm">
          <draw:text-box>
            <text:p><text:span text:style-name="T6">6/4/2 Dipole</text:span></text:p>
          </draw:text-box>
        </draw:frame>
        <draw:line draw:style-name="gr24" draw:text-style-name="P1" draw:layer="layout" svg:x1="3.9cm" svg:y1="12.1cm" svg:x2="4.9cm" svg:y2="12.1cm">
          <text:p/>
        </draw:line>
        <draw:line draw:style-name="gr24" draw:text-style-name="P1" draw:layer="layout" svg:x1="5.2cm" svg:y1="12.1cm" svg:x2="6.2cm" svg:y2="12.1cm">
          <text:p/>
        </draw:line>
        <draw:connector draw:style-name="gr25" draw:text-style-name="P1" draw:layer="layout" svg:x1="2.9cm" svg:y1="10.4cm" svg:x2="2.1cm" svg:y2="11.188cm" draw:start-shape="id1" draw:start-glue-point="8" draw:end-shape="id2" draw:end-glue-point="0" svg:d="M2900 10400v394h-800v394">
          <text:p/>
        </draw:connector>
        <draw:connector draw:style-name="gr25" draw:text-style-name="P1" draw:layer="layout" svg:x1="3.304cm" svg:y1="8.1cm" svg:x2="3.304cm" svg:y2="8.1cm" draw:start-shape="id3" draw:start-glue-point="8" draw:end-shape="id3" draw:end-glue-point="8" svg:d="M3304 8100z">
          <text:p/>
        </draw:connector>
        <draw:connector draw:style-name="gr25" draw:text-style-name="P1" draw:layer="layout" svg:x1="2.5cm" svg:y1="3.8cm" svg:x2="2.5cm" svg:y2="4.7cm" draw:start-shape="id4" draw:start-glue-point="2" draw:end-shape="id5" draw:end-glue-point="8" svg:d="M2500 3800v900">
          <text:p/>
        </draw:connector>
        <draw:connector draw:style-name="gr25" draw:text-style-name="P1" draw:layer="layout" draw:line-skew="-1.401cm 0.801cm" svg:x1="4.5cm" svg:y1="3.812cm" svg:x2="3.3cm" svg:y2="4.7cm" draw:start-shape="id6" draw:start-glue-point="2" draw:end-shape="id7" draw:end-glue-point="8" svg:d="M4500 3812v388h-1100v-1h-100v501">
          <text:p/>
        </draw:connector>
        <draw:connector draw:style-name="gr25" draw:text-style-name="P1" draw:layer="layout" svg:x1="7.9cm" svg:y1="10.5cm" svg:x2="7.889cm" svg:y2="11.325cm" draw:start-shape="id8" draw:start-glue-point="4" draw:end-shape="id9" draw:end-glue-point="0" svg:d="M7900 10500v413h-11v412">
          <text:p/>
        </draw:connector>
        <draw:connector draw:style-name="gr25" draw:text-style-name="P1" draw:layer="layout" svg:x1="8.3cm" svg:y1="3.8cm" svg:x2="8.3cm" svg:y2="9.3cm" draw:start-shape="id10" draw:start-glue-point="2" draw:end-shape="id11" draw:end-glue-point="8" svg:d="M8300 3800v5500">
          <text:p/>
        </draw:connector>
        <draw:connector draw:style-name="gr25" draw:text-style-name="P1" draw:layer="layout" draw:line-skew="-0.2cm" svg:x1="2.504cm" svg:y1="8.1cm" svg:x2="7.5cm" svg:y2="9.3cm" draw:start-shape="id12" draw:start-glue-point="8" draw:end-shape="id13" draw:end-glue-point="8" svg:d="M2504 8100v400h4996v800">
          <text:p/>
        </draw:connector>
        <draw:connector draw:style-name="gr25" draw:text-style-name="P1" draw:layer="layout" draw:line-skew="0.45cm" svg:x1="6cm" svg:y1="7.3cm" svg:x2="3.3cm" svg:y2="9.2cm" draw:start-shape="id14" draw:start-glue-point="4" draw:end-shape="id15" draw:end-glue-point="4" svg:d="M6000 7300v1400h-2700v500">
          <text:p/>
        </draw:connector>
        <draw:connector draw:style-name="gr25" draw:text-style-name="P1" draw:layer="layout" svg:x1="2.9cm" svg:y1="5.9cm" svg:x2="2.904cm" svg:y2="6.9cm" draw:start-shape="id16" draw:start-glue-point="4" draw:end-shape="id17" draw:end-glue-point="4" svg:d="M2900 5900v500h4v500">
          <text:p/>
        </draw:connector>
        <draw:connector draw:style-name="gr25" draw:text-style-name="P1" draw:layer="layout" svg:x1="6.4cm" svg:y1="3.8cm" svg:x2="6.4cm" svg:y2="6.1cm" draw:start-shape="id18" draw:start-glue-point="2" draw:end-shape="id19" draw:end-glue-point="8" svg:d="M6400 3800v2300">
          <text:p/>
        </draw:connector>
        <draw:connector draw:style-name="gr25" draw:text-style-name="P1" draw:layer="layout" svg:x1="3.504cm" svg:y1="7.9cm" svg:x2="5.4cm" svg:y2="6.301cm" draw:start-shape="id3" draw:start-glue-point="10" draw:end-shape="id20" draw:end-glue-point="6" svg:d="M3504 7900h948v-1599h948">
          <text:p/>
        </draw:connector>
        <draw:connector draw:style-name="gr25" draw:text-style-name="P1" draw:layer="layout" draw:line-skew="0cm 1.501cm 1.401cm" svg:x1="3.7cm" svg:y1="10.4cm" svg:x2="5.1cm" svg:y2="11.088cm" draw:start-shape="id21" draw:start-glue-point="8" draw:end-shape="id22" draw:end-glue-point="0" svg:d="M3700 10400v501h800v-1h600v1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9:23:25.69</meta:creation-date>
    <dc:date>2017-06-19T19:37:16.09</dc:date>
    <dc:creator>Bob Cowdery</dc:creator>
    <meta:editing-duration>PT11H6M22S</meta:editing-duration>
    <meta:editing-cycles>16</meta:editing-cycles>
    <meta:generator>OpenOffice/4.1.2$Win32 OpenOffice.org_project/412m3$Build-9782</meta:generator>
    <meta:document-statistic meta:object-count="64"/>
  </office:meta>
</office:document-meta>
</file>